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dpress : plus orienté vers la création de blogs. Utilise PHP et BDD (MySQL ou PGSQL)</text:p>
      <text:p text:style-name="Standard"/>
      <text:p text:style-name="Standard">Joomla ! : Serveur supportant le PHP avec BDD MySQL. Facile d'utilisation.Nombreuses extensions.Possibilité de changer le code de Joomla !, de changer le modèle en modifiant le menu...</text:p>
      <text:p text:style-name="Standard"/>
      <text:p text:style-name="Standard">Drupal : mi-chemin entre Wordpress et Joomla ! Écrit en PHP. Bdd LAMP,WAMP,MAMP mais personnalisable et programable.Base de données propre</text:p>
      <text:p text:style-name="Standard"/>
      <text:p text:style-name="Standard">Magento : Permet de gerer un site,un service client ou espace client, catalogue de produits,paiements...</text:p>
      <text:p text:style-name="Standard"/>
      <text:p text:style-name="Standard">Typo 3 : beaucoup d'extensions. Création de sites pour assos ou entreprises.</text:p>
      <text:p text:style-name="Standard"/>
      <text:p text:style-name="Standard">Prestashop : Permet de créer une boutique en lig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7T09:37:08.19</meta:creation-date>
    <meta:document-statistic meta:table-count="0" meta:image-count="0" meta:object-count="0" meta:page-count="1" meta:paragraph-count="6" meta:word-count="100" meta:character-count="640"/>
    <dc:date>2016-01-07T11:01:18.38</dc:date>
    <meta:editing-duration>PT7M59S</meta:editing-duration>
    <meta:editing-cycles>1</meta:editing-cycles>
    <meta:generator>OpenOffice/4.1.1$Win32 OpenOffice.org_project/411m6$Build-9775</meta:generator>
  </office:meta>
</office:document-meta>
</file>